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style:font-name="Times New Roman" fo:font-size="15pt" style:font-size-asian="15pt" style:font-size-complex="15pt"/>
    </style:style>
    <style:style style:name="P2" style:family="paragraph" style:parent-style-name="Heading_20_4">
      <style:text-properties fo:color="#000000" style:font-name="Times New Roman" fo:font-size="13pt" style:font-size-asian="13pt" style:font-size-complex="13pt"/>
    </style:style>
    <style:style style:name="P3" style:family="paragraph" style:parent-style-name="Standard">
      <style:text-properties style:font-name="Times New Roman"/>
    </style:style>
    <style:style style:name="P4" style:family="paragraph" style:parent-style-name="Standard">
      <style:text-properties style:font-name="Times New Roman" fo:font-size="12pt" style:font-size-asian="12pt" style:font-size-complex="12pt"/>
    </style:style>
    <style:style style:name="P5" style:family="paragraph" style:parent-style-name="Text_20_body">
      <style:text-properties style:font-name="Times New Roman"/>
    </style:style>
    <style:style style:name="T1" style:family="text">
      <style:text-properties officeooo:rsid="001e0543"/>
    </style:style>
    <style:style style:name="T2" style:family="text">
      <style:text-properties officeooo:rsid="001ea29e"/>
    </style:style>
    <style:style style:name="T3" style:family="text">
      <style:text-properties officeooo:rsid="001fdaf9"/>
    </style:style>
    <style:style style:name="T4" style:family="text">
      <style:text-properties officeooo:rsid="001fdedd"/>
    </style:style>
    <style:style style:name="T5" style:family="text">
      <style:text-properties fo:language="en" fo:country="US"/>
    </style:style>
    <style:style style:name="T6" style:family="text">
      <style:text-properties fo:language="en" fo:country="US" officeooo:rsid="002270fd"/>
    </style:style>
    <style:style style:name="T7" style:family="text">
      <style:text-properties officeooo:rsid="002302fb"/>
    </style:style>
    <style:style style:name="T8" style:family="text">
      <style:text-properties fo:color="#000000"/>
    </style:style>
    <style:style style:name="T9" style:family="text">
      <style:text-properties fo:color="#000000" fo:font-size="13pt" fo:language="en" fo:country="US" style:font-size-asian="13pt" style:font-size-complex="13pt"/>
    </style:style>
    <style:style style:name="T10" style:family="text">
      <style:text-properties fo:color="#000000" fo:font-size="13pt" fo:language="en" fo:country="US" officeooo:rsid="002270fd" style:font-size-asian="13pt" style:font-size-complex="13pt"/>
    </style:style>
    <style:style style:name="T11" style:family="text">
      <style:text-properties fo:color="#000000" fo:font-size="13pt" style:font-size-asian="13pt" style:font-size-complex="13pt"/>
    </style:style>
    <style:style style:name="T12" style:family="text">
      <style:text-properties fo:color="#000000" fo:language="en" fo:country="US"/>
    </style:style>
    <style:style style:name="T13" style:family="text">
      <style:text-properties fo:color="#000000" fo:language="en" fo:country="US" officeooo:rsid="002270fd"/>
    </style:style>
    <style:style style:name="T14" style:family="text">
      <style:text-properties officeooo:rsid="0023214d"/>
    </style:style>
    <style:style style:name="T15" style:family="text">
      <style:text-properties officeooo:rsid="0023787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We’re <text:span text:style-name="T1">Ice-Cloud</text:span> &amp; We Value <text:span text:style-name="T1">Your Data</text:span></text:h>
      <text:p text:style-name="P5">Since the beginning we have made a commitment to building privacy-oriented technologies. With privacy comes inherent challenges but we view all of these challenges as an opportunity to recommit to our core values. <text:span text:style-name="T2">Ice-Cloud</text:span> believes that everyone has the right to privacy <text:span text:style-name="T3">and also to keep safe it's data.</text:span></text:p>
      <text:h text:style-name="P2" text:outline-level="4">The <text:span text:style-name="T4">Ice-Cloud</text:span> Story</text:h>
      <text:p text:style-name="P4"><text:bookmark text:name="result_box"/><text:span text:style-name="T12">Due to the growth of digital information and the need to store personal information easily accessible by </text:span><text:span text:style-name="T13">We</text:span><text:span text:style-name="T12"> chose to implement the Internet cloud service called Ice-</text:span><text:span text:style-name="T13">Cloud</text:span><text:span text:style-name="T12">.</text:span><text:span text:style-name="T8"> </text:span><text:span text:style-name="T7">At</text:span> the beginning, we were interested in dispelling the myth that once data went online it could no longer be private <text:span text:style-name="T15">and to also keep this idea to simple to use with an attractive design</text:span>. It was more of an academic problem to solve than a commercial solution. Through this initial pursuit, the foundation of <text:span text:style-name="T7">Ice-Cloud</text:span> was laid. It was important to encompass all data, from Mac to Windows, Linux server to network volume regardless of size. Users are now empowered to share, sync and back up their data without compromising privacy <text:span text:style-name="T14">and also to keep it simple and attractive.</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M41S</meta:editing-duration>
    <meta:editing-cycles>12</meta:editing-cycles>
    <meta:generator>LibreOffice/4.3.3.2$Windows_x86 LibreOffice_project/9bb7eadab57b6755b1265afa86e04bf45fbfc644</meta:generator>
    <dc:date>2015-01-07T14:57:05.460000000</dc:date>
    <meta:document-statistic meta:table-count="0" meta:image-count="0" meta:object-count="0" meta:page-count="1" meta:paragraph-count="4" meta:word-count="186" meta:character-count="1104" meta:non-whitespace-character-count="922"/>
    <meta:user-defined meta:name="Info 1"/>
    <meta:user-defined meta:name="Info 2"/>
    <meta:user-defined meta:name="Info 3"/>
    <meta:user-defined meta:name="Info 4"/>
  </office:meta>
</office:document-meta>
</file>